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NumberCitation.getAlignment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getDomina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getCommon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processNode( String elementName , Locator locator , Attributes attlist , PropertyList p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geNumberCitation.getLin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AbstractPageNumberCitation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getBaseline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getRe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ageNumberCitation.getTex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NumberCitation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ageNumberCitation.getAlignment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